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4_1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oseph Blumenthal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3, 1891</text:p>
      <text:p text:style-name="P5">Month<text:tab/><text:tab/><text:tab/><text:tab/><text:tab/><text:tab/>July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STATE OF NEW YORK./</text:p>
      <text:p text:style-name="P2">ASSEMBLY CHAMBER./</text:p>
      <text:p text:style-name="P2">[Seal of the State of New York]/</text:p>
      <text:p text:style-name="P3"><text:span text:style-name="T2">ALBANY</text:span>,/</text:p>
      <text:p text:style-name="P3">N. Y. July 3<text:span text:style-name="T3">rd</text:span><text:span text:style-name="T4"> 1891/</text:span></text:p>
      <text:p text:style-name="P2"><text:span text:style-name="T4">My dear Dr/</text:span></text:p>
      <text:p text:style-name="P2"><text:span text:style-name="T4"><text:tab/>The bills for Portland,/ Oregon, have lately gone, &amp; every-/thing in that line is now in pretty/ good order--the delay came from/ our getting all names and accounts/ in proper order &amp;c--The "Etz Chayim"/ congregation in Pittsburg[sic!] have paid/ nothing since March 1888--we have/ frequently written &amp; importuned them,/ without avail--If you can do/ anything through Mr Isaacs, please/ write him &amp;c--I hardly suppose/ you will be over much before/</text:span></text:p>
      <text:p text:style-name="P2"><text:span text:style-name="T4"/></text:p>
      <text:p text:style-name="P2"><text:span text:style-name="T4">[Page 2]</text:span></text:p>
      <text:p text:style-name="P2"><text:soft-page-break/><text:span text:style-name="T4">Sept term begins--the attendance/ now is irregular &amp;c, and we will/ close up during August--I/ shall have to get new quarters/ by Sept. 1, as our present room/ is let to other tenants--/</text:span></text:p>
      <text:p text:style-name="P2"><text:span text:style-name="T4"><text:tab/>I would not agree to/ keep it--we must &amp; will/ now get other and more/ suitable quarters--/</text:span></text:p>
      <text:p text:style-name="P2"><text:span text:style-name="T4"><text:tab/><text:tab/>Yours Truly/</text:span></text:p>
      <text:p text:style-name="P2"><text:span text:style-name="T4"><text:tab/>Joseph Blumentha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0:46:57.98</meta:creation-date>
    <dc:date>2011-11-28T10:51:30.84</dc:date>
    <dc:creator>Penn Libraries</dc:creator>
    <meta:editing-duration>PT00H04M3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3" meta:word-count="325" meta:character-count="2143"/>
  </office:meta>
</office:document-meta>
</file>